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text-properties officeooo:paragraph-rsid="0006362a"/>
    </style:style>
    <style:style style:name="P2" style:family="paragraph" style:parent-style-name="Text_20_body" style:list-style-name="L2">
      <style:text-properties officeooo:paragraph-rsid="0006362a"/>
    </style:style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T1" style:family="text">
      <style:text-properties fo:language="en" fo:country="US" officeooo:rsid="0006362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1"><text:span text:style-name="Strong_20_Emphasis"><text:span text:style-name="Strong_20_Emphasis"><text:span text:style-name="T1">1. </text:span></text:span></text:span><text:span text:style-name="Strong_20_Emphasis">Васильев, С. В.</text:span> Философия информатики / С. В. Васильев. — М.: Наука, 2016. — 320 с.</text:p>
        </text:list-header>
      </text:list>
      <text:list text:style-name="L2">
        <text:list-header>
          <text:p text:style-name="P2">В данной работе автор анализирует философские проблемы информатики, такие как влияние технологий на общество, этика и искусственный интеллект. Описываются основные концепции, касающиеся размывания границ между человеком и машиной, а также возможные перспективы развития вычислительных технологий.</text:p>
        </text:list-header>
      </text:list>
      <text:list text:style-name="L3">
        <text:list-header>
          <text:p text:style-name="P3"><text:span text:style-name="Strong_20_Emphasis"><text:span text:style-name="Strong_20_Emphasis"><text:span text:style-name="T1">2. </text:span></text:span></text:span><text:span text:style-name="Strong_20_Emphasis">Галуа, Л. П.</text:span> Этика искусственного интеллекта / Л. П. Галуа. — СПб.: Питер, 2018. — 256 с.</text:p>
        </text:list-header>
      </text:list>
      <text:list text:style-name="L4">
        <text:list-header>
          <text:p text:style-name="P4">В книге рассматриваются этические аспекты внедрения искусственного интеллекта в повседневную жизнь, а также вопросы, связанные с автономией машин и их влиянием на личную свободу. Автор затрагивает философские вопросы морали и ответственности, которые возникают в контексте применения ИИ.</text:p>
        </text:list-header>
      </text:list>
      <text:list text:style-name="L5">
        <text:list-header>
          <text:p text:style-name="P5"><text:span text:style-name="Strong_20_Emphasis"><text:span text:style-name="Strong_20_Emphasis"><text:span text:style-name="T1">3. </text:span></text:span></text:span><text:span text:style-name="Strong_20_Emphasis">Дэвис, М.</text:span> Человечество и технологии: философские размышления / М. Дэвис. — М.: ИД «Мир», 2020. — 274 с.</text:p>
        </text:list-header>
      </text:list>
      <text:list text:style-name="L6">
        <text:list-header>
          <text:p text:style-name="P6">М. Дэвис в своей книге раскрывает философскую проблему соотношения человека и машины, а также место технологий в жизни современного общества. Особое внимание уделяется анализу потенциальных рисков, связанных с развитием новых технологий.</text:p>
        </text:list-header>
      </text:list>
      <text:list text:style-name="L7">
        <text:list-header>
          <text:p text:style-name="P7"><text:span text:style-name="Strong_20_Emphasis"><text:span text:style-name="Strong_20_Emphasis"><text:span text:style-name="T1">4. </text:span></text:span></text:span><text:span text:style-name="Strong_20_Emphasis">Смирнов, А. И.</text:span> Проблемы сознания и вычислений / А. И. Смирнов. — Екатеринбург: УрФУ, 2017. — 150 с.</text:p>
        </text:list-header>
      </text:list>
      <text:list text:style-name="L8">
        <text:list-header>
          <text:p text:style-name="P8">В этой работе рассматривается философский аспект сознания и его связь с вычислительными процессами. Автор исследует различные подходы к понятию сознания и проводит параллели между человеческим мышлением и вычислительными системами.</text:p>
        </text:list-header>
      </text:list>
      <text:list text:style-name="L9">
        <text:list-header>
          <text:p text:style-name="P9"><text:span text:style-name="Strong_20_Emphasis"><text:span text:style-name="Strong_20_Emphasis"><text:span text:style-name="T1">5. </text:span></text:span></text:span><text:span text:style-name="Strong_20_Emphasis">Johnson, D. G.</text:span> Ethics in Computing / D. G. Johnson. — New York: Wiley, 2019. — 368 p.</text:p>
        </text:list-header>
      </text:list>
      <text:list text:style-name="L10">
        <text:list-header>
          <text:p text:style-name="P10">В книге обсуждаются важные вопросы, связанные с этикой в области вычислительных технологий. Особое внимание уделяется вопросам конфиденциальности данных, ответственности за принятие решений алгоритмами и влиянию технологий на личную свободу.</text:p>
        </text:list-header>
      </text:list>
      <text:list text:style-name="L11">
        <text:list-header>
          <text:p text:style-name="P11"><text:span text:style-name="Strong_20_Emphasis"><text:span text:style-name="Strong_20_Emphasis"><text:span text:style-name="T1">6. </text:span></text:span></text:span><text:span text:style-name="Strong_20_Emphasis">Петров, В. М.</text:span> Информационные технологии и философия / В. М. Петров. — Казань: Казанский университет, 2021. — 320 с.</text:p>
        </text:list-header>
      </text:list>
      <text:list text:style-name="L12">
        <text:list-header>
          <text:p text:style-name="P12">В этом источнике рассматриваются философские аспекты, связанные с развитием информационных технологий и их влиянием на социальные структуры, а также концепции виртуальной реальности и их место в философской традиции.</text:p>
        </text:list-header>
      </text:list>
      <text:list text:style-name="L13">
        <text:list-header>
          <text:p text:style-name="P13"><text:span text:style-name="Strong_20_Emphasis"><text:span text:style-name="Strong_20_Emphasis"><text:span text:style-name="T1">7. </text:span></text:span></text:span><text:span text:style-name="Strong_20_Emphasis">Михайлов, И. В.</text:span> Машинное сознание и философия / И. В. Михайлов. — Новосибирск: Сибирское отделение РАН, 2022. — 200 с.</text:p>
        </text:list-header>
      </text:list>
      <text:list text:style-name="L14">
        <text:list-header>
          <text:p text:style-name="P14">Автор анализирует философские и когнитивные аспекты создания искусственного сознания. В работе затрагиваются теоретические вопросы, связанные с возможностью <text:soft-page-break/>создания машины, которая может обладать сознанием, а также соответствующие этические и юридические проблемы.</text:p>
        </text:list-header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7T18:46:39.965000000</meta:creation-date>
    <dc:date>2025-02-17T18:47:58.981000000</dc:date>
    <meta:editing-duration>PT1M19S</meta:editing-duration>
    <meta:editing-cycles>1</meta:editing-cycles>
    <meta:document-statistic meta:table-count="0" meta:image-count="0" meta:object-count="0" meta:page-count="2" meta:paragraph-count="14" meta:word-count="352" meta:character-count="2500" meta:non-whitespace-character-count="2162"/>
    <meta:generator>LibreOffice/24.8.0.3$Windows_X86_64 LibreOffice_project/0bdf1299c94fe897b119f97f3c613e9dca6be583</meta:generator>
  </office:meta>
</office:document-meta>
</file>